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essageListenerContainerTests.createFailingContainer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MessageListenerContainerTests.createRunning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essageListenerContainerTests.applyBackOffRe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MessageListenerContainerTests.createRecoverableContainerFactory( final int failingAttemp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MessageListenerContainerTests.answer( InvocationOnMock inv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MessageListenerContainerTests.applyBack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MessageListenerContainerTests.runnableIsInvokedEvenIfContainerIsNot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MessageListenerContainerTests.createSuccessfulConnection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MessageListenerContainerTests.recoverResetBack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MessageListenerContainerTests.createContainer(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Runnabl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nable.waitFor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